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Pictures/10000012000000320000003255C8389B.gif" manifest:media-type=""/>
  <manifest:file-entry manifest:full-path="Object 1/content.xml" manifest:media-type=""/>
  <manifest:file-entry manifest:full-path="Object 1/settings.xml" manifest:media-type=""/>
  <manifest:file-entry manifest:full-path="Object 1/styles.xml" manifest:media-type=""/>
  <manifest:file-entry manifest:full-path="Object 2/" manifest:media-type="application/vnd.oasis.opendocument.text"/>
  <manifest:file-entry manifest:full-path="Object 2/Pictures/10000000000002010000015DD0796DBE.png" manifest:media-type=""/>
  <manifest:file-entry manifest:full-path="Object 2/content.xml" manifest:media-type=""/>
  <manifest:file-entry manifest:full-path="Object 2/settings.xml" manifest:media-type=""/>
  <manifest:file-entry manifest:full-path="Object 2/styles.xml" manifest:media-type=""/>
  <manifest:file-entry manifest:full-path="ObjectReplacements/Object 1" manifest:media-type=""/>
  <manifest:file-entry manifest:full-path="ObjectReplacements/Object 2" manifest:media-type=""/>
  <manifest:file-entry manifest:full-path="Pictures/100000000000005E0000005E469E6667.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9" style:family="graphic" style:parent-style-name="standard" style:list-style-name="L23">
      <style:graphic-properties draw:stroke="none" draw:fill="none" draw:fill-color="#ffffff" fo:min-height="5.187cm" fo:wrap-option="wrap"/>
    </style:style>
    <style:style style:name="gr10" style:family="graphic" style:parent-style-name="standard">
      <style:graphic-properties draw:ole-draw-aspect="1"/>
    </style:style>
    <style:style style:name="gr11" style:family="graphic">
      <style:graphic-properties style:protect="size"/>
    </style:style>
    <style:style style:name="pr5" style:family="presentation" style:parent-style-name="_28_Default_29__20_Title_20_Master-title" style:list-style-name="L23">
      <style:graphic-properties draw:fill-color="#ffffff" draw:auto-grow-height="true" fo:min-height="5.08cm" fo:wrap-option="wrap"/>
    </style:style>
    <style:style style:name="pr1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ffff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282cm" fo:margin-bottom="0.212cm" fo:line-height="200%" fo:text-align="end" fo:text-indent="1.397cm" style:text-autospace="none"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page1" draw:style-name="dp1" draw:master-page-name="_28_Default_29__20_Title_20_Master" presentation:presentation-page-layout-name="ALT19">
        <office:forms form:automatic-focus="false" form:apply-design-mode="false"/>
        <draw:frame draw:name="Title text4" presentation:style-name="pr5" draw:text-style-name="P6" draw:layer="layout" svg:width="23.912cm" svg:height="5.08cm" svg:x="1.917cm" svg:y="2.184cm" presentation:class="title" presentation:user-transformed="true">
          <draw:text-box>
            <text:p text:style-name="P3">
							<text:span text:style-name="T4">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9" draw:text-style-name="P7" draw:layer="layout" svg:width="23.549cm" svg:height="5.437cm" svg:x="1.972cm" svg:y="9.459cm">
          <draw:text-box>
            <text:p text:style-name="P7">
							<text:span text:style-name="T8">The ODF Toolkit provides Mercurial for hosting your code, forums, mailing lists, wikis, an issue tracking system, and personalized home pages. More will come.</text:span>
						</text:p>
          </draw:text-box>
        </draw:frame>
        <draw:frame draw:name="embedded object (OLE)12" draw:style-name="gr10" draw:layer="layout" svg:width="17.025cm" svg:height="6.483cm" svg:x="0.421cm" svg:y="13.803cm">
          <draw:object xlink:href="./Object 1" xlink:type="simple" xlink:show="embed" xlink:actuate="onLoad"/>
          <draw:image xlink:href="./ObjectReplacements/Object 1" xlink:type="simple" xlink:show="embed" xlink:actuate="onLoad"/>
        </draw:frame>
        <draw:frame draw:name="embedded object (OLE)13" draw:style-name="gr10" draw:layer="layout" svg:width="16.964cm" svg:height="2.96cm" svg:x="11.033cm" svg:y="16.429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1" draw:layer="layout" svg:width="17.407cm" svg:height="11.176cm" svg:x="2.091cm" svg:y="0.927cm" draw:page-number="1" presentation:class="page"/>
          <draw:frame presentation:style-name="pr12" draw:text-style-name="P1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Linen" xlink:href="Pictures/100000000000005E0000005E469E66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6-01T14:45:07.01</meta:creation-date>
    <dc:date>2011-10-08T17:44:07</dc:date>
    <meta:editing-duration>PT0.015S</meta:editing-duration>
    <meta:editing-cycles>2</meta:editing-cycles>
    <meta:document-statistic meta:object-count="38"/>
    <meta:generator>IBM_Lotus_Symphony/3.0$Win32 OpenOffice.org_project/310m11$Build-939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6"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P9"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9" text:outline-level="1">This is an embedded document!</text:h>
        </text:list-header>
      </text:list>
      <text:h text:style-name="_31_.Heading_20_1" text:outline-level="1">This is an embedded document with a picture.</text:h>
      <text:p text:style-name="Text_20_Body_20_Single"><draw:frame draw:style-name="fr7" draw:name="Graphic1" text:anchor-type="as-char" svg:width="4.096cm" svg:height="3.919cm" draw:z-index="0"><draw:image xlink:href="Pictures/10000012000000320000003255C8389B.gif"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8"/>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5"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5" text:outline-level="1">This is another embedded document!</text:h>
        </text:list-item>
      </text:list>
      <text:p text:style-name="Text_20_Body_20_Single">This is another embedded document with another picture.</text:p>
      <text:p text:style-name="Text_20_Body_20_Single"><draw:frame draw:style-name="fr6" draw:name="Graphic1" text:anchor-type="as-char" svg:width="7.142cm" svg:height="3.434cm" draw:z-index="0"><draw:image xlink:href="Pictures/10000000000002010000015DD0796DBE.png" xlink:type="simple" xlink:show="embed" xlink:actuate="onLoad"/></draw:frame></text:p>
      <text:p text:style-name="Default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212cm" fo:margin-bottom="0.212cm"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4"/>
  </office:master-styles>
</office:document-styles>
</file>